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loext:contextual-spacing="false" fo:text-align="end" style:justify-single-word="false" style:page-number="auto"/>
      <style:text-properties fo:font-size="8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7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align="start" style:justify-single-word="false" fo:text-indent="0cm" style:auto-text-indent="false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text-align="center" style:justify-single-word="false"/>
      <style:text-properties fo:font-size="8pt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fo:font-size="14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2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cited State Summary</dc:title>
    <dc:creator>Phillip Seeber</dc:creator>
    <dc:date>2019-02-06T15:00:33.160296595</dc:date>
    <meta:editing-duration>PT3M12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